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7.613cm" svg:y="1.056cm">
            <draw:object draw:notify-on-update-of-ranges="Hoja1.B2:Hoja1.B2 Hoja1.B3:Hoja1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zrt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96" calcext:value-type="float">
            <text:p>1,21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842" calcext:value-type="float">
            <text:p>-1,584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823" calcext:value-type="float">
            <text:p>-0,18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823" calcext:value-type="float">
            <text:p>-0,18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6" calcext:value-type="float">
            <text:p>0,17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707" calcext:value-type="float">
            <text:p>-0,170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586" calcext:value-type="float">
            <text:p>-0,158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048" calcext:value-type="float">
            <text:p>-0,204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98" calcext:value-type="float">
            <text:p>1,419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065" calcext:value-type="float">
            <text:p>-0,906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171" calcext:value-type="float">
            <text:p>-1,1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747" calcext:value-type="float">
            <text:p>-0,174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201" calcext:value-type="float">
            <text:p>3,12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978" calcext:value-type="float">
            <text:p>-0,197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81" calcext:value-type="float">
            <text:p>-0,148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2245" calcext:value-type="float">
            <text:p>-0,224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996" calcext:value-type="float">
            <text:p>-0,099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756" calcext:value-type="float">
            <text:p>-0,175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3013" calcext:value-type="float">
            <text:p>-1,301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49" calcext:value-type="float">
            <text:p>0,994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481" calcext:value-type="float">
            <text:p>-0,048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"/>
        </table:table-row>
        <table:table-row table:style-name="ro1">
          <table:table-cell office:value-type="string" calcext:value-type="string">
            <text:p>se saca luego de correr el “traceroute-analizer” (zrtt)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1">00/00/0000</text:date>, <text:time style:data-style-name="N2" text:time-value="16:50:16.80063149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04:34.972061467</meta:creation-date>
    <dc:date>2015-07-11T16:50:33.286182717</dc:date>
    <meta:editing-duration>PT26M12S</meta:editing-duration>
    <meta:editing-cycles>7</meta:editing-cycles>
    <meta:generator>LibreOffice/4.2.8.2$Linux_X86_64 LibreOffice_project/420m0$Build-2</meta:generator>
    <meta:document-statistic meta:table-count="1" meta:cell-count="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Valor standar del RTT</text:p>
        </chart:title>
        <chart:plot-area chart:style-name="ch3" table:cell-range-address="Hoja1.B2:Hoja1.B22" chart:data-source-has-labels="row" svg:x="1.331cm" svg:y="1.301cm" svg:width="14.349cm" svg:height="6.538cm">
          <chartooo:coordinate-region svg:x="1.873cm" svg:y="1.5cm" svg:width="13.62cm" svg:height="5.692cm"/>
          <chart:axis chart:dimension="x" chart:name="primary-x" chart:style-name="ch4">
            <chart:title svg:x="8.117cm" svg:y="8.019cm" chart:style-name="ch5">
              <text:p>Host</text:p>
            </chart:title>
          </chart:axis>
          <chart:axis chart:dimension="y" chart:name="primary-y" chart:style-name="ch6">
            <chart:title svg:x="0.451cm" svg:y="4.839cm" chart:style-name="ch7">
              <text:p>zrtt</text:p>
            </chart:title>
            <chart:grid chart:style-name="ch8" chart:class="major"/>
          </chart:axis>
          <chart:series chart:style-name="ch9" chart:values-cell-range-address="Hoja1.B3:Hoja1.B22" chart:label-cell-address="Hoja1.B2:Hoja1.B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196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842">
                <text:p>-1.5842</text:p>
                <draw:g>
                  <svg:desc>Hoja1.B3:Hoja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23">
                <text:p>-0.1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23">
                <text:p>-0.1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707">
                <text:p>-0.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048">
                <text:p>-0.2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65">
                <text:p>-0.9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71">
                <text:p>-1.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47">
                <text:p>-0.1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201">
                <text:p>3.1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978">
                <text:p>-0.1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481">
                <text:p>-0.1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245">
                <text:p>-0.2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96">
                <text:p>-0.0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756">
                <text:p>-0.1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013">
                <text:p>-1.3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481">
                <text:p>-0.0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